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line-height="150%" fo:text-align="justify" style:justify-single-word="false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line-height="150%"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Normal_20__28_Web_29_" style:master-page-name="Standard">
      <style:paragraph-properties fo:line-height="150%"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00"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$n_juzgado</text:p>
      <text:p text:style-name="P3"><text:span text:style-name="T1">MANIFIESTA.-</text:span><text:span text:style-name="T5"> </text:span></text:p>
      <text:p text:style-name="P6"/>
      <text:p text:style-name="P6">Señor Juez:</text:p>
      <text:p text:style-name="P2"><text:span text:style-name="T6">$abogado_descripcion, en mi carácter de apoderado de $nombre_empresa., con el domicilio constituido en autos en calle 48 Nº 726, 5º Piso <text:s/>de La Plata,</text:span><text:span text:style-name="T4"> en los autos caratulados “</text:span><text:span text:style-name="T6">$nombre_empresa. c/</text:span><text:span text:style-name="T4"> </text:span><text:span text:style-name="T6">$nombreCliente</text:span><text:span text:style-name="T3"> </text:span><text:span text:style-name="T6">s/ Cobro Ejecutivo” </text:span><text:span text:style-name="T3">a V. S. digo:</text:span></text:p>
      <text:p text:style-name="P10"/>
      <text:p text:style-name="P9"><text:span text:style-name="T1">I.- </text:span><text:span text:style-name="T2">Que vengo por el presente a </text:span><text:span text:style-name="T5">$textoLibre_1</text:span></text:p>
      <text:p text:style-name="P11"/>
      <text:p text:style-name="P5">PROVEER DE CONFORMIDAD</text:p>
      <text:p text:style-name="P5">SERA JUSTICIA</text:p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29:00</meta:creation-date>
    <dc:date>2013-02-04T08:28:23.54</dc:date>
    <meta:print-date>2012-04-23T18:05:00</meta:print-date>
    <meta:editing-cycles>2</meta:editing-cycles>
    <meta:editing-duration>PT2M</meta:editing-duration>
    <meta:document-statistic meta:table-count="0" meta:image-count="0" meta:object-count="0" meta:page-count="1" meta:paragraph-count="7" meta:word-count="55" meta:character-count="359"/>
    <meta:generator>OpenOffice.org/3.4.1$Win32 OpenOffice.org_project/341m1$Build-9593</meta:generator>
  </office:meta>
</office:document-meta>
</file>